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20000018C58686DF5.png"/>
  <manifest:file-entry manifest:media-type="image/jpeg" manifest:full-path="Pictures/10000000000001E0000001627471A6F0.jpg"/>
  <manifest:file-entry manifest:media-type="image/png" manifest:full-path="Pictures/10000201000002E80000041C922BFF39.png"/>
  <manifest:file-entry manifest:media-type="image/png" manifest:full-path="Pictures/10000201000000A0000000A0A30BA3C9.png"/>
  <manifest:file-entry manifest:media-type="image/png" manifest:full-path="Pictures/10000201000004B0000004AE08014A41.png"/>
  <manifest:file-entry manifest:media-type="image/png" manifest:full-path="Pictures/10000201000000A0000000A0FFD2284D.png"/>
  <manifest:file-entry manifest:media-type="image/jpeg" manifest:full-path="Pictures/100000000000080000000600AC3FC10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24pt"/>
    </style:style>
  </office:automatic-styles>
  <office:body>
    <office:drawing>
      <draw:page draw:name="page1" draw:style-name="dp1" draw:master-page-name="Standard">
        <draw:frame draw:style-name="gr1" draw:text-style-name="P1" draw:layer="layout" svg:width="5.298cm" svg:height="5cm" svg:x="5.202cm" svg:y="13cm">
          <draw:image xlink:href="Pictures/10000000000001E0000001627471A6F0.jpg" xlink:type="simple" xlink:show="embed" xlink:actuate="onLoad">
            <text:p/>
          </draw:image>
        </draw:frame>
        <draw:frame draw:style-name="gr1" draw:text-style-name="P1" draw:layer="layout" svg:width="5.35cm" svg:height="6.499cm" svg:x="5.65cm" svg:y="1.501cm">
          <draw:image xlink:href="Pictures/10000201000002E80000041C922BFF39.png" xlink:type="simple" xlink:show="embed" xlink:actuate="onLoad">
            <text:p/>
          </draw:image>
        </draw:frame>
        <draw:g>
          <draw:frame draw:style-name="gr1" draw:text-style-name="P1" draw:layer="layout" svg:width="7cm" svg:height="8cm" svg:x="20cm" svg:y="1cm">
            <draw:image xlink:href="Pictures/10000201000000A0000000A0FFD2284D.png" xlink:type="simple" xlink:show="embed" xlink:actuate="onLoad">
              <text:p/>
            </draw:image>
          </draw:frame>
          <draw:frame draw:style-name="gr1" draw:text-style-name="P1" draw:layer="layout" svg:width="1.5cm" svg:height="1.5cm" svg:x="22cm" svg:y="3cm">
            <draw:image xlink:href="Pictures/10000201000000A0000000A0A30BA3C9.png" xlink:type="simple" xlink:show="embed" xlink:actuate="onLoad">
              <text:p/>
            </draw:image>
          </draw:frame>
        </draw:g>
        <draw:g>
          <draw:polygon draw:style-name="gr2" draw:text-style-name="P1" draw:layer="layout" svg:width="0.499cm" svg:height="2.499cm" svg:x="2.5cm" svg:y="1.999cm" svg:viewBox="0 0 500 2500" draw:points="0,2500 0,0 500,0 500,2500">
            <text:p/>
          </draw:polygon>
          <draw:path draw:style-name="gr3" draw:text-style-name="P1" draw:layer="layout" svg:width="1.5cm" svg:height="1.5cm" svg:x="2cm" svg:y="4.499cm" svg:viewBox="0 0 1501 1501" svg:d="m750 0 78 4 76 11 73 18 69 24 66 31 62 37 58 43 52 48 48 52 43 58 37 62 31 66 24 69 18 73 11 76 4 78-4 78-11 76-18 73-24 69-31 66-37 62-43 58-48 52-52 48-58 43-62 37-66 31-69 24-73 18-76 11-78 4-78-4-76-11-73-18-69-24-66-31-62-37-58-43-52-48-48-52-43-58-37-62-31-66-24-69-18-73-11-76-4-78 4-78 11-76 18-73 24-69 31-66 37-62 43-58 48-52 52-48 58-43 62-37 66-31 69-24 73-18 76-11zm-672-4zm1501 1501z">
            <text:p/>
          </draw:path>
          <draw:frame draw:style-name="gr1" draw:text-style-name="P1" draw:layer="layout" svg:width="2.686cm" svg:height="4.809cm" svg:x="1cm" svg:y="6.691cm">
            <draw:image xlink:href="Pictures/10000201000000D20000018C58686DF5.png" xlink:type="simple" xlink:show="embed" xlink:actuate="onLoad">
              <text:p/>
            </draw:image>
          </draw:frame>
          <draw:g>
            <draw:custom-shape draw:style-name="gr2" draw:text-style-name="P1" draw:layer="layout" svg:width="3.5cm" svg:height="3.5cm" svg:x="0.5cm" svg:y="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2.5cm" svg:height="3cm" svg:x="1cm" svg:y="13.5cm">
              <text:p/>
              <draw:enhanced-geometry svg:viewBox="0 0 21600 21600" draw:type="block-arc" draw:modifiers="180 54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line draw:style-name="gr5" draw:text-style-name="P1" draw:layer="layout" svg:x1="1.5cm" svg:y1="14cm" svg:x2="2.5cm" svg:y2="15.5cm">
              <text:p/>
            </draw:line>
          </draw:g>
        </draw:g>
        <draw:frame draw:style-name="gr1" draw:text-style-name="P1" draw:layer="layout" svg:width="5.35cm" svg:height="6.499cm" svg:x="14.65cm" svg:y="1.5cm">
          <draw:image xlink:href="Pictures/10000201000002E80000041C922BFF39.png" xlink:type="simple" xlink:show="embed" xlink:actuate="onLoad">
            <text:p/>
          </draw:image>
        </draw:frame>
        <draw:frame draw:style-name="gr6" draw:text-style-name="P2" draw:layer="layout" svg:width="8.5cm" svg:height="6.5cm" svg:x="18cm" svg:y="10.5cm">
          <draw:image xlink:href="Pictures/100000000000080000000600AC3FC109.jpg" xlink:type="simple" xlink:show="embed" xlink:actuate="onLoad">
            <text:p/>
          </draw:image>
        </draw:frame>
        <draw:custom-shape draw:style-name="gr2" draw:text-style-name="P1" draw:layer="layout" svg:width="4.5cm" svg:height="1.5cm" svg:x="11.5cm" svg:y="3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28cm" svg:height="20cm" svg:x="0cm" svg:y="0.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669cm" svg:height="7.886cm" svg:x="10cm" svg:y="7.114cm">
          <draw:image xlink:href="Pictures/10000201000004B0000004AE08014A4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xel </meta:initial-creator>
    <meta:creation-date>2011-03-16T20:31:40</meta:creation-date>
    <dc:date>2011-03-16T21:10:17</dc:date>
    <dc:creator>axel </dc:creator>
    <meta:editing-duration>PT00H08M13S</meta:editing-duration>
    <meta:editing-cycles>2</meta:editing-cycles>
    <meta:generator>OpenOffice.org/3.2$Linux OpenOffice.org_project/320m19$Build-9505</meta:generator>
    <meta:document-statistic meta:object-count="18"/>
  </office:meta>
</office:document-meta>
</file>